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weight="bold" officeooo:rsid="00161b6e" officeooo:paragraph-rsid="00161b6e" style:font-weight-asian="bold" style:font-weight-complex="bold"/>
    </style:style>
    <style:style style:name="P2" style:family="paragraph" style:parent-style-name="Title">
      <style:text-properties officeooo:rsid="00161b6e" officeooo:paragraph-rsid="00161b6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F480 Lab 5 F2021</text:p>
      <text:p text:style-name="P1">Names:<text:span text:style-name="T1"> Beau McCartney, Quentin Jennings</text:span></text:p>
      <text:p text:style-name="P1">Course Name: <text:span text:style-name="T1">Principles of Software Design</text:span></text:p>
      <text:p text:style-name="P1">Lab Section:<text:span text:style-name="T1"> B02 (Dr. Moshirpour)</text:span></text:p>
      <text:p text:style-name="P1">Course Code: <text:span text:style-name="T1">ENSF 480 Fall 2021</text:span></text:p>
      <text:p text:style-name="P1">Assignment Number: <text:span text:style-name="T1">5</text:span></text:p>
      <text:p text:style-name="P1">Submission Date: <text:span text:style-name="T1">04/11/2021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00:50:42.290850856</meta:creation-date>
    <dc:date>2021-11-04T00:56:26.202217784</dc:date>
    <meta:editing-duration>PT5M44S</meta:editing-duration>
    <meta:editing-cycles>1</meta:editing-cycles>
    <meta:generator>LibreOffice/7.2.2.2$Linux_X86_64 LibreOffice_project/20$Build-2</meta:generator>
    <meta:document-statistic meta:table-count="0" meta:image-count="0" meta:object-count="0" meta:page-count="1" meta:paragraph-count="7" meta:word-count="32" meta:character-count="211" meta:non-whitespace-character-count="186"/>
  </office:meta>
</office:document-meta>
</file>